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xi Mono" svg:font-family="'Luxi Mono'" style:font-family-generic="modern" style:font-pitch="fixed"/>
    <style:font-face style:name="Luxi Sans" svg:font-family="'Luxi Sans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Nimbus Roman No9 L1"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imbus Roman No9 L1" fo:font-weight="bold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Он мощный !</text:p>
      <text:p text:style-name="P2"><text:tab/>Линукс эффективен, быстр и превосходно работает с различным оборудованием. Многие пользователи, которые перешли с Windows на Линукс, были очень удивленны тем насколько быстра и производительна система, даже если работает много процессов и сразу открыто несколько окон. Линукс машина с приемлемо быстрым процессором и с достаточным количеством оперативной памяти может работать также и даже лучше чем рабочие станции UNIX, которые стоят тысячи долларов. Линукс это многопользовательская, многозадачная операционная система, которая может выполнять несколько программ сразу (даже если в тоже время в системе работает несколько пользователей). Также Линукс поддерживает многопроцессорные системы и обычно используется в высокопроизводительных серверах, где <text:s text:c="2"/>многопроцессорность является нормой. Линукс используется для построения больших кластеров, состоящих из сотен компьютеров, соединенных между собой высокоскоростной сетью, используемых для научных вычислений либо для работы огромных сайтов.</text:p>
      <text:p text:style-name="P2"/>
      <text:p text:style-name="P3">Все под вашим контролем.</text:p>
      <text:p text:style-name="P2"><text:tab/>В то время как многие графические системы применяют политику отстранения пользователя от системных процессов насколько это возможно, Линукс ничего не скрывает и делает возможным для пользователя знать что происходит в системе. В тоже самое время, если Вы хотите, Вы можете передать управление простым в управлении средствам, таким как yast в системе SuSe.</text:p>
      <text:p text:style-name="P2"/>
      <text:p text:style-name="P3">Он надежный.</text:p>
      <text:p text:style-name="P2"><text:tab/>Линукс разрабатывался открытым путем тысячами программистами по всему миру, наряду с многочисленными компаниями и университетами, которые совершенствовали, добавляли новые возможности, увеличивали производительность и исправляли ошибки. Они объединились для совместной работы, создавая совершенные компиляторы, редакторы и утилиты. В результате этой работы Линукс получился необычайно надежным, у многих пользователей Линукс системы работают месяцами без перезагрузки (скажи пока «голубому экрану смерти»). Линукс имеет неисчислимое количество свободно распространяемых программ: от редакторов верстки и научных программ до мультимедийных программ и игр.</text:p>
      <text:p text:style-name="P2"/>
      <text:p text:style-name="P3">Он полнофункционален.</text:p>
      <text:p text:style-name="P2"><text:tab/>Линукс поддерживает возможности современной UNIX системы, включаю виртуальную память, потоки, многопроцессорность и расширенные сетевые возможности )включая протокол IPv6, DHCP, брандмауэр, трансляцию сетевых адресов и много чего другого). Линукс поддерживает огромное число программных пакетов, языков программирования и внешних устройств. Линукс использует графический пользовательский интерфейс (GUI) системы X Window System (Иксы), и поддерживает несколько рабочих столов, таких как KDE и GNOME (далее описаны в этой книге).</text:p>
      <text:p text:style-name="P2"/>
      <text:p text:style-name="P3"/>
      <text:p text:style-name="P3">Он высоко совместим с Windows.</text:p>
      <text:p text:style-name="P2"><text:tab/>Линукс отлично сосуществует совместно с Windows на одном компьютере, или с другой операционной системой такой как OS X или FreeBSD. Линукс может сам работать файлами Windows либо через компьютерную сеть либо на разделе вашего жесткого диска. Используя популярную программу Samba, Линукс может работать как файл-сервер или как сервер печати. Заметьте, что Линукс не работает под Windows: он полностью независим от нее, но в него были заложены возможности для того чтобы различные системы взаимодействовали вместе.</text:p>
      <text:p text:style-name="P4"/>
      <text:p text:style-name="P5">Он маленький.</text:p>
      <text:p text:style-name="P4"><text:tab/>Ядро системы может работать при наличии 8-ми мегабайт оперативной памяти, включая рабочий стол и несколько приложений. Базовая система может разместиться на 20 мегабайтах дискового пространства, и многие люди загружают Линукс загрузочной дискеты. Линукс также может работать в системах с малым количеством оперативной памяти (например в тех, которые используются в сетевых маршрутизаторах и роботах) и в карманных компьютерах.</text:p>
      <text:p text:style-name="P4"/>
      <text:p text:style-name="P5">Он большой.</text:p>
      <text:p text:style-name="P4"><text:tab/>Некоторые из самых больших дистрибутивов могут занять несколько гигабайт дискового пространства различными программами, исходными кодами, и <text:s/>данными. Количество полезных утилит и программ, перенесенных на Линукс, постоянно возрастает. Большинство пользователей могут запустить Линукс на дисковом пространстве в 300 мегабайт. Это включает <text:s/>в себя базовую систему наряду с библиотеками для программирования, компиляторами, текстовыми редакторами, и многим другим. Но если Вы действительно продвинутый пользователь, вам доступно много чего другого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xi Mono" svg:font-family="'Luxi Mono'" style:font-family-generic="modern" style:font-pitch="fixed"/>
    <style:font-face style:name="Luxi Sans" svg:font-family="'Luxi Sans'" style:font-pitch="variable"/>
    <style:font-face style:name="Nimbus Roman No9 L1" svg:font-family="'Nimbus Roman No9 L'" style:font-pitch="variable"/>
    <style:font-face style:name="Nimbus Roman No9 L" svg:font-family="'Nimbus Roman No9 L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ru" fo:country="RU" style:font-name-asian="Luxi Sans" style:font-size-asian="12pt" style:language-asian="none" style:country-asian="none" style:font-name-complex="Luxi 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uxi Mono" fo:font-size="10pt" style:font-name-asian="Luxi Mono" style:font-size-asian="10pt" style:font-name-complex="Luxi Mono" style:font-size-complex="10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1.9.104$Linux OpenOffice.org_project/680m104$Build-8913</meta:generator>
    <meta:creation-date>2005-11-01T11:53:15</meta:creation-date>
    <dc:date>2005-11-01T15:16:57</dc:date>
    <dc:language>ru-RU</dc:language>
    <meta:editing-cycles>34</meta:editing-cycles>
    <meta:editing-duration>PT3H23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14" meta:word-count="533" meta:character-count="4144"/>
  </office:meta>
</office:document-meta>
</file>